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office:annotation office:name="localuser1415022748669"><dc:creator>Textum</dc:creator><dc:date>2014-11-03T13:52:28.669Z</dc:date><text:list><text:list-item><text:p>1</text:p></text:list-item></text:list></office:annotation>Б. Пастернак</text:p>
      <text:p text:style-name="Standard"><text:soft-page-break/><office:annotation office:name="localuser1415022764501"><dc:creator>Textum</dc:creator><dc:date>2014-11-03T13:52:44.501Z</dc:date><text:list><text:list-item><text:p>1об</text:p></text:list-item></text:list></office:annotation>ВЫСОКАЯ БОЛЕЗНЬ.<text:line-break/><text:line-break/>Ахейцы проявляют цепкость.<text:line-break/>Идет осада, идут дни,<text:line-break/>Проходят месяцы и лета.<text:line-break/>В один прекрасный день пикеты,<text:line-break/>Не чуя ног от беготни<text:line-break/>Приносят весть: сдается крепость.<text:line-break/>Не верят, верят, жгут огни,<text:line-break/>Взрывают своды, ищут входа<text:line-break/>Выходят, входят, - идут дни,<text:line-break/>Проходят месяцы и годы.<text:line-break/>В один прекрасный день они<text:line-break/>Приносят весть: родился эпос.<text:line-break/>Не верят, верят, жгут огни,<text:line-break/>Нетерпеливо ждут развода,<text:line-break/>Слабеют, слепнут, - идут дни<text:line-break/>И крепость разрушают годы.<text:line-break/></text:p>
      <text:p text:style-name="Standard">Мне стыдно и день ото дня стыдней,<text:line-break/>Что в век таких теней<text:line-break/>Высокая одна болезнь<text:line-break/>Еще зовется песнь.<text:line-break/><text:line-break/>Уместно ли песнью звать сущий содом,<text:line-break/>Усвоенный с трудом<text:line-break/>Землей, бросавшейся от книг<text:line-break/>На пики и на штык?<text:line-break/><text:line-break/>Благими намереньями вымощен ад.<text:line-break/>Установился взгляд,<text:line-break/>Что если вымостить ими стихи -<text:line-break/>Простятся все грехи.<text:line-break/><text:line-break/>Все это режет слух тишины,<text:line-break/>Вернувшейся с войны,<text:line-break/>А как натянут этот слух<text:line-break/>Узнали в дни разрух.</text:p>
      <text:p text:style-name="Standard"><text:soft-page-break/><office:annotation office:name="localuser1415022780829"><dc:creator>Textum</dc:creator><dc:date>2014-11-03T13:53:00.830Z</dc:date><text:list><text:list-item><text:p>2</text:p></text:list-item></text:list></office:annotation>В те дни на всех припала страсть<text:line-break/>К рассказам, и зима ночами<text:line-break/>Не уставала вшами прясть,<text:line-break/>Как лошади прядут ушами.<text:line-break/></text:p>
      <text:p text:style-name="Standard">То шевелились тихой тьмы<text:line-break/>Засыпанные снегом уши,<text:line-break/>И сказками метались мы<text:line-break/>На мятных пряниках подушек.<text:line-break/></text:p>
      <text:p text:style-name="Standard">Обивкой театральных лож<text:line-break/>Весной овладевала дрожь.<text:line-break/>Февраль нищал и стал неряшлив.<text:line-break/>Бывало крякнет, кровь откашляв,<text:line-break/>И сплюнет, и пойдет тишком<text:line-break/>Шептать теплушкам на ушко<text:line-break/>Про то да се, про путь, про шпалы,<text:line-break/>Про оттепель, про что попало,<text:line-break/>Про то как с фронта шли пешком,<text:line-break/>Уж ты и спишь и видишь рожь, -<text:line-break/>Рассказчику ж и горя мало:<text:line-break/>В ковшах оттаявших калош<text:line-break/>Припутанную к правде ложь<text:line-break/>Глотает платяная вошь<text:line-break/>И прясть ушами не устала.<text:line-break/><text:line-break/>В ушные раковины сна<text:line-break/>Из раковин водопровода<text:line-break/>Перекачала тишина<text:line-break/>Все шопоты золы и соды.<text:line-break/>Их шум, попавши на вокзал,<text:line-break/>За водокачкой исчезал,<text:line-break/>Потом их относило за лес,<text:line-break/>Где сыпью насыпи казались,<text:line-break/>Где между сосен, как насос,<text:line-break/>Качался и качал занос,<text:line-break/>Где рельсы слепли и чесались,<text:line-break/>Едва с пургой соприкасались,</text:p>
      <text:p text:style-name="Standard"><text:soft-page-break/><office:annotation office:name="localuser1415022795534"><dc:creator>Textum</dc:creator><dc:date>2014-11-03T13:53:15.534Z</dc:date><text:list><text:list-item><text:p>2об</text:p></text:list-item></text:list></office:annotation>Где слышалось: вчерась, ночесь,<text:line-break/>- И в керенку ценилась честь...<text:line-break/>Поздней на те березки, зорьки<text:line-break/>Взглянул прямолинейно Горький.<text:line-break/><text:line-break/>А сзади, в зареве легенд<text:line-break/>Идиот, герой, интеллигент<text:line-break/>В огне декретов и реклам<text:line-break/>Горел во славу темной силы,<text:line-break/>Что потихоньку по углам<text:line-break/>Его, зазнавшись, поносила<text:line-break/>За подвиг, если не за то,<text:line-break/>Что дважды два не сразу сто.<text:line-break/><text:line-break/>А сзади, в зареве легенд<text:line-break/>Идиот, герой, интеллигент<text:line-break/>Печатал и писал плакаты<text:line-break/>Про радость своего заката.<text:line-break/>Над драмой реял красный флаг.<text:line-break/>Он выступал во всех ролях<text:line-break/>Как друг и недруг деревенек,<text:line-break/>Как их слуга и как изменник.<text:line-break/><text:line-break/>А позади, а в стороне<text:line-break/>Рождался эпос в тишине.<text:line-break/><text:line-break/>Обваливайся мир и сыпься,<text:line-break/>Тебя подслушивает пыль.<text:line-break/>Историк после сложит быль<text:line-break/>О жизни, извести и гипсе.<text:line-break/>Ведут свой собственный архив<text:line-break/>Пылинки, забиваясь в уши<text:line-break/>Органных труб и завитушек.<text:line-break/>Лепные хоры и верхи<text:line-break/>Оштукатурены це-дуром;</text:p>
      <text:p text:style-name="Standard"><text:soft-page-break/><office:annotation office:name="localuser1415023152836"><dc:creator>Textum</dc:creator><dc:date>2014-11-03T13:59:12.836Z</dc:date><text:list><text:list-item><text:p>3</text:p></text:list-item></text:list></office:annotation>Для них - пустая процедура<text:line-break/>Произношенье звуков вслух.<text:line-break/>К такой щекотке мусор глух.<text:line-break/>Но вдохновенья, чей объем<text:line-break/>Одушевляет даже бревна<text:line-break/>Улавливает он любовно<text:line-break/>Всепожирающим чутьем.<text:line-break/><text:line-break/>В край мукосеев шел максим,<text:line-break/>Метелью мелкою косим.<text:line-break/>Мелькали баки и квадраты<text:line-break/>Крича - до срочного возврата!<text:line-break/>В сермягу завернувшись, смерд<text:line-break/>Смотрел назад, где север мерк,<text:line-break/>И снег соперничал в усердьи<text:line-break/>С сумерничающею смертью.<text:line-break/>Там, как орган, во льдах зеркал<text:line-break/>Вокзал загадкою сверкал,<text:line-break/>Глаз не смыкал и горе мыкал<text:line-break/>И спорил дикой красотой<text:line-break/>С консерваторской пустотой<text:line-break/>Порой ремонтов и каникул.<text:line-break/>Невыносимо тихий тиф,<text:line-break/>Колени наши охватив,<text:line-break/>Мечтал и слушал с содроганьем<text:line-break/>Недвижно дышащий мотив<text:line-break/>Сыпучего самосверганья.<text:line-break/>Он знал все выемки в органе<text:line-break/>И пылью скучивался в швах<text:line-break/>Органных меховых рубах.<text:line-break/>Его взыскательные уши<text:line-break/>Еще упрашивали мглу<text:line-break/>И капли сырости в углу<text:line-break/>И лед и лужи на полу<text:line-break/>Безмолствовать как можно суше!</text:p>
      <text:p text:style-name="Standard"><text:soft-page-break/><office:annotation office:name="localuser1415023170108"><dc:creator>Textum</dc:creator><dc:date>2014-11-03T13:59:30.108Z</dc:date><text:list><text:list-item><text:p>3об</text:p></text:list-item></text:list></office:annotation>А за Москва-рекой хорьки,<text:line-break/>Хоралу горло перегрызши,<text:line-break/>Бесплотно пили из реки<text:line-break/>Тепло и боль болезни высшей.<text:line-break/><text:line-break/>Мы были сумеркам с руки:<text:line-break/><text:line-break/>Терзались той же страстью крысы.<text:line-break/>Ведь и у них талант открылся<text:line-break/>И тиф у кассы с ними грызся<text:line-break/>О контрамарке на концерт.<text:line-break/><text:line-break/>И тут сумерничала смерть.<text:line-break/><text:line-break/>Мы были музыкой во льду.<text:line-break/>Я говорю про всю среду.<text:line-break/>С которой я имел в виду<text:line-break/>Сойти со сцены, и сойду.<text:line-break/><text:line-break/>Здесь места нет стыду.<text:line-break/><text:line-break/>Я не рожден, чтоб три раза<text:line-break/>Смотреть по разному в глаза<text:line-break/>Еще бессмысленей, чем песнь<text:line-break/>Тупое слово враг. -<text:line-break/>Гощу. - Гостит во всех мирах<text:line-break/>Высокая болезнь.<text:line-break/><text:line-break/>Всю жизнь я быть хотел как все,<text:line-break/>Но век в своей красе<text:line-break/>Сильнее моего нытья<text:line-break/>И хочет быть как я.<text:line-break/><text:line-break/>Мы были музыкой объятий<text:line-break/>С сопровождением обид.<text:line-break/><text:line-break/>Бывало в том конце слободки,<text:line-break/>Со снегом реденьким в щепотке,<text:line-break/>Мелькнет с мужчиной, как сквозь хмель,<text:line-break/>Смущающаяся метель.<text:line-break/>И тут же резвую хвастунью<text:line-break/>Возьмет на воздухе раздумье:</text:p>
      <text:p text:style-name="Standard"><text:soft-page-break/><office:annotation office:name="localuser1415023176624"><dc:creator>Textum</dc:creator><dc:date>2014-11-03T13:59:36.624Z</dc:date><text:list><text:list-item><text:p>4</text:p></text:list-item></text:list></office:annotation>Чем эту пропасть крыш завьять?<text:line-break/>Там вьюшки. Вязью их не взять.<text:line-break/>Дрова, деревья, дровни, рынок, -<text:line-break/>А в воздухе пять шесть снежинок,<text:line-break/>А душ, а крыш, - в глазах рябит!<text:line-break/>Робеет снег, - казаться стыд.<text:line-break/>Но скоро открывает иней,<text:line-break/>Что нет под крылышками стрех<text:line-break/>Ни вьюшек ни души в помине<text:line-break/>И снегу жаловаться грех.<text:line-break/><text:line-break/>И осмелевши, крепнет снег,<text:line-break/>Скользя с притворным интересом<text:line-break/>По подворотням и по рельсам<text:line-break/>И хлопья врут бог знает что,<text:line-break/>Облапив теплое пальто,<text:line-break/>Плетут и распускают петли...<text:line-break/>Вы скажете: как снег приветлив!<text:line-break/>Дай бог ему за то - но вдруг<text:line-break/>Откуда-то, как в бочку бондарь,<text:line-break/>Ударит буря и помедлив,<text:line-break/>Ударит пуще, и на стук<text:line-break/>Бурану отопрет испуг,<text:line-break/>И в дверь ворвется ипохондрик<text:line-break/>И вырвет дверь у вас из рук<text:line-break/>Вы вскрикнете - как привередлив!<text:line-break/>Да знаете ли вы! - но вдруг<text:line-break/>На помертвелом горизонте -<text:line-break/>Оглядываясь на бегу...<text:line-break/>Попробуйте ка, урезоньте<text:line-break/>В такую непроглядь, в пургу<text:line-break/>В вас втюрившуюся каргу!<text:line-break/>Тогда стремительно и метко<text:line-break/>Зачерчивая вечер в клетку,<text:line-break/>Взвивалось в воздухе лассо<text:line-break/>Сухих строительных лесов.<text:line-break/>Рождалось зданье за лесами<text:line-break/>С распущенными волосами</text:p>
      <text:p text:style-name="Standard"><text:soft-page-break/><office:annotation office:name="localuser1415023184843"><dc:creator>Textum</dc:creator><dc:date>2014-11-03T13:59:44.843Z</dc:date><text:list><text:list-item><text:p>4об</text:p></text:list-item></text:list></office:annotation>И пропасть пленных толп плелось<text:line-break/>В седых сетях ее волос.<text:line-break/>И - в капоре пурги тогдашней,<text:line-break/>Сквозь мглу распахивались нам<text:line-break/>Объятья Сухаревой Башни<text:line-break/>Простертые, как Нотр Дам.<text:line-break/>О раздираемый страстями<text:line-break/>Стан, сумасшедший как обвал<text:line-break/>В те ночи кто с тобой не спал,<text:line-break/>Разыскиваемый властями?<text:line-break/><text:line-break/>Кто хохот плеч твоих отверг?<text:line-break/>Всей необузданностью муки<text:line-break/>Твои заломленные руки<text:line-break/>Кричали вьюге: руки вверх!<text:line-break/><text:line-break/>Ты становилась все капризней,<text:line-break/>И ненасытности стропил<text:line-break/>Ослабевая уступил<text:line-break/>Последний жалкий признак жизни.<text:line-break/>В ту ночь в понятиях небес<text:line-break/>Все стало звуком: звук исчез.<text:line-break/><text:line-break/>Мы были музыкою чашек<text:line-break/>Ушедших кушать чай во тьму<text:line-break/>Глухих лесов, косых замашек<text:line-break/>И тайн, нельстящих никому.<text:line-break/><text:line-break/>Трещал мороз и ведра висли.<text:line-break/>Кружились галки, - и ворот<text:line-break/>Стыдился застуженный год.<text:line-break/>Плечо нуждалось в коромысле.<text:line-break/>Мы были музыкою мысли,<text:line-break/>Наружно сохранявшей ход,<text:line-break/>Но в стужу превращавшей в лед<text:line-break/>Заслякоченный черный ход.<text:line-break/><text:line-break/>Потом двенадцать полных лун<text:line-break/>На нем безмолвствовал колун.</text:p>
      <text:p text:style-name="Standard"><text:soft-page-break/><office:annotation office:name="localuser1415023196946"><dc:creator>Textum</dc:creator><dc:date>2014-11-03T13:59:56.946Z</dc:date><text:list><text:list-item><text:p>5</text:p></text:list-item></text:list></office:annotation>С исчезновенья костылей<text:line-break/>Воображенью пустырей<text:line-break/>Все стало представляться звуком,<text:line-break/>И даже сумрак у дверей<text:line-break/>С исчезновеньем фонарей<text:line-break/>Притворства ради пахший луком.<text:line-break/><text:line-break/>Но я видал девятый съезд<text:line-break/>Советов. В сумерки сырые,<text:line-break/>Пред тем обегав двадцать мест,<text:line-break/>Я проклял мир и мостовые,<text:line-break/>Однако сутки на вторые<text:line-break/>И помню, в самый день торжеств<text:line-break/>Пошел, взволнованный донельзя<text:line-break/>К театру, с пропуском в оркестр.<text:line-break/>Я трезво шел по трезвым рельсам,<text:line-break/>Глядел кругом, и все окрест<text:line-break/>Смотрело полным погорельцем,<text:line-break/>Отказываясь наотрез<text:line-break/>Когда-нибудь подняться с рельс.<text:line-break/>С стенных газет вопрос Карельский<text:line-break/>Глядел, и вызывал вопрос<text:line-break/>В больших глазах больных берез.<text:line-break/>За день пред тем сломался Цельсий,<text:line-break/>Все на земь побросав с нуля:<text:line-break/>Стал падать снег, зашлась земля,<text:line-break/>Упало сердце, флигеля<text:line-break/>И голой ростепели тельце<text:line-break/>Исчезло, став еще тощей<text:line-break/>В осколках рухнувших вещей.<text:line-break/>На телеграфные устои<text:line-break/>Сел иней сеткою густою,<text:line-break/>И зимний день в канве ветвей<text:line-break/>По давнему обыкновенью<text:line-break/>Потух не вдруг, как бы в ответ<text:line-break/>Развитью сказки. В то мгновенье<text:line-break/>Такою сказкою в канве<text:line-break/>Ветвей казаться мог конвент.<text:line-break/>И день потух. - Ах, эпос, крепость,</text:p>
      <text:p text:style-name="Standard"><text:soft-page-break/><office:annotation office:name="localuser1415023205425"><dc:creator>Textum</dc:creator><dc:date>2014-11-03T14:00:05.425Z</dc:date><text:list><text:list-item><text:p>5об</text:p></text:list-item></text:list></office:annotation>Зачем вы задаете ребус?<text:line-break/>При чем вы, рифмы? Где вас нет?<text:line-break/>Мы тут при том, что не впервые<text:line-break/>Сменяют вьюгу часовые<text:line-break/>И в эпос выслали пикет.<text:line-break/>Мы тут при том, что в театре террор<text:line-break/>Поет партеру ту же песнь,<text:line-break/>Что прежде с партитуры тенор<text:line-break/>Пел про высокую болезнь.<text:line-break/>Про то, что белая горячка<text:line-break/>Цемента крепче и белей,<text:line-break/>Кто не возил подобной тачки,<text:line-break/>Тот испытай и поболей.<text:line-break/><text:line-break/>Про то как вдруг, в конце недели<text:line-break/>На слепнущих глазах творца,<text:line-break/>Родятся стены цитадели<text:line-break/>Иль крошечная крепостца.<text:line-break/>Тяжелый строй, ты стоишь Трои,<text:line-break/>Что будет, то давно в былом.<text:line-break/>Но тут и там идут герои<text:line-break/>По партитуре, напролом.<text:line-break/>Однажды Гегель ненароком<text:line-break/>И вероятно наугад<text:line-break/>Назвал историка пророком,<text:line-break/>Предсказывающим назад.<text:line-break/>Теперь сквозь строй его рапсодий<text:line-break/>Идут герои напролом.<text:line-break/>Я сам немножко в этом роде<text:line-break/>И создан под таким углом.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Kozlov Vladimir</meta:initial-creator>
    <meta:creation-date>2014-07-02T17:26:06</meta:creation-date>
    <dc:date>2014-11-03T14:00:09.953Z</dc:date>
    <dc:creator>Textum</dc:creator>
    <meta:editing-cycles>13</meta:editing-cycles>
    <meta:generator>WebODF/0.5.4-17-g556e58e Mozilla/5.0 (Macintosh; Intel Mac OS X 10_9_5) AppleWebKit/537.36 (KHTML, like Gecko) Chrome/38.0.2125.111 Safari/537.36</meta:generator>
  </office:meta>
</office:document-meta>
</file>